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3.5cm" svg:height="1.5cm" svg:x="1.135cm" svg:y="2.135cm">
          <text:p text:style-name="P1"><text:span text:style-name="T1">Interface</text:span></text:p>
        </draw:rect>
        <draw:rect draw:style-name="gr1" draw:text-style-name="P2" draw:id="id4" draw:layer="layout" svg:width="3.5cm" svg:height="1.5cm" svg:x="8.135cm" svg:y="6.035cm">
          <text:p text:style-name="P1"><text:span text:style-name="T1">Device #2</text:span></text:p>
        </draw:rect>
        <draw:rect draw:style-name="gr1" draw:text-style-name="P2" draw:id="id3" draw:layer="layout" svg:width="3.5cm" svg:height="1.5cm" svg:x="8.135cm" svg:y="2.135cm">
          <text:p text:style-name="P1"><text:span text:style-name="T1">Device #1</text:span></text:p>
        </draw:rect>
        <draw:rect draw:style-name="gr1" draw:text-style-name="P2" draw:id="id1" draw:layer="layout" svg:width="3.5cm" svg:height="1.5cm" svg:x="4.635cm" svg:y="4.135cm">
          <text:p text:style-name="P1"><text:span text:style-name="T1">BUS - Proto</text:span></text:p>
        </draw:rect>
        <draw:connector draw:style-name="gr2" draw:text-style-name="P3" draw:layer="layout" svg:x1="4.635cm" svg:y1="4.885cm" svg:x2="2.885cm" svg:y2="3.635cm" draw:start-shape="id1" draw:start-glue-point="3" draw:end-shape="id2">
          <text:p/>
        </draw:connector>
        <draw:connector draw:style-name="gr2" draw:text-style-name="P3" draw:layer="layout" svg:x1="8.135cm" svg:y1="2.885cm" svg:x2="6.385cm" svg:y2="4.135cm" draw:start-shape="id3" draw:start-glue-point="3" draw:end-shape="id1" draw:end-glue-point="0">
          <text:p/>
        </draw:connector>
        <draw:connector draw:style-name="gr2" draw:text-style-name="P3" draw:layer="layout" svg:x1="8.135cm" svg:y1="6.785cm" svg:x2="6.385cm" svg:y2="5.635cm" draw:start-shape="id4" draw:start-glue-point="3" draw:end-shape="id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5-12-10T15:20:10</meta:creation-date>
    <dc:creator>Hannes Matuschek</dc:creator>
    <dc:date>2005-12-10T15:23:48</dc:date>
    <dc:language>en-US</dc:language>
    <meta:editing-cycles>2</meta:editing-cycles>
    <meta:editing-duration>PT3M4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